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dc6ff" fo:border="0.74pt solid #000000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0.74pt solid #000000" style:direction="ltr"/>
      <style:paragraph-properties fo:text-align="start" fo:margin-left="0cm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1d41a" fo:wrap-option="wrap" fo:border="0.74pt solid #000000" style:vertical-align="bottom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0000" fo:wrap-option="wrap" fo:border="0.74pt solid #000000"/>
    </style:style>
    <style:style style:name="ce7" style:family="table-cell" style:parent-style-name="Default" style:data-style-name="N153">
      <style:table-cell-properties fo:border="0.74pt solid #000000"/>
    </style:style>
    <style:style style:name="ce8" style:family="table-cell" style:parent-style-name="Default" style:data-style-name="N153">
      <style:table-cell-properties fo:background-color="#81d41a" fo:border="0.74pt solid #000000"/>
    </style:style>
    <style:style style:name="ce9" style:family="table-cell" style:parent-style-name="Default" style:data-style-name="N153">
      <style:table-cell-properties fo:background-color="#4dc6ff" fo:border="0.74pt solid #000000"/>
    </style:style>
    <style:style style:name="ce10" style:family="table-cell" style:parent-style-name="Default" style:data-style-name="N153">
      <style:table-cell-properties fo:border="0.74pt solid #000000" fo:padding="0.071cm"/>
    </style:style>
    <style:style style:name="ce11" style:family="table-cell" style:parent-style-name="Default" style:data-style-name="N153">
      <style:table-cell-properties fo:background-color="#ff0000" fo:border="0.74pt solid #000000"/>
    </style:style>
    <style:style style:name="ce12" style:family="table-cell" style:parent-style-name="Default" style:data-style-name="N0">
      <style:table-cell-properties fo:border="0.74pt solid #000000"/>
    </style:style>
    <style:style style:name="ce25" style:family="table-cell" style:parent-style-name="Default" style:data-style-name="N153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13" table:default-cell-style-name="ce7"/>
        <table:table-row table:style-name="ro1">
          <table:table-cell table:style-name="ce1" office:value-type="string" calcext:value-type="string">
            <text:p>Entradas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table:style-name="ce2" office:value-type="string" calcext:value-type="string">
            <text:p>Aportaciones de los socios</text:p>
          </table:table-cell>
          <table:table-cell office:value-type="currency" office:currency="EUR" office:value="3000" calcext:value-type="currency">
            <text:p>3.000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2:.M2])" office:value-type="currency" office:currency="EUR" office:value="3000" calcext:value-type="currency">
            <text:p>3.000,00 €</text:p>
          </table:table-cell>
        </table:table-row>
        <table:table-row table:style-name="ro1">
          <table:table-cell table:style-name="ce3" office:value-type="string" calcext:value-type="string">
            <text:p>Préstamo</text:p>
          </table:table-cell>
          <table:table-cell table:number-columns-repeated="12" office:value-type="currency" office:currency="EUR" office:value="0" calcext:value-type="currency">
            <text:p>0,00 €</text:p>
          </table:table-cell>
          <table:table-cell table:formula="of:=SUM([.B3:.M3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3" office:value-type="string" calcext:value-type="string">
            <text:p>Ventas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25" table:formula="of:=SUM(PRODUCT([.C16];[.A16]);PRODUCT([.C17];[.A17]))" office:value-type="currency" office:currency="EUR" office:value="480" calcext:value-type="currency">
            <text:p>480,00 €</text:p>
          </table:table-cell>
          <table:table-cell table:formula="of:=SUM(PRODUCT([.D16];[.A16]);PRODUCT([.D17];[.A17]))" office:value-type="currency" office:currency="EUR" office:value="1200" calcext:value-type="currency">
            <text:p>1.200,00 €</text:p>
          </table:table-cell>
          <table:table-cell table:formula="of:=SUM(PRODUCT([.E16];[.A16]);PRODUCT([.E17];[.A17]))" office:value-type="currency" office:currency="EUR" office:value="2280" calcext:value-type="currency">
            <text:p>2.280,00 €</text:p>
          </table:table-cell>
          <table:table-cell table:formula="of:=SUM(PRODUCT([.F16];[.A16]);PRODUCT([.F17];[.A17]))" office:value-type="currency" office:currency="EUR" office:value="1800" calcext:value-type="currency">
            <text:p>1.800,00 €</text:p>
          </table:table-cell>
          <table:table-cell table:formula="of:=SUM(PRODUCT([.G16];[.A16]);PRODUCT([.G17];[.A17]))" office:value-type="currency" office:currency="EUR" office:value="3600" calcext:value-type="currency">
            <text:p>3.600,00 €</text:p>
          </table:table-cell>
          <table:table-cell table:formula="of:=SUM(PRODUCT([.H16];[.A16]);PRODUCT([.H17];[.A17]))" office:value-type="currency" office:currency="EUR" office:value="2280" calcext:value-type="currency">
            <text:p>2.280,00 €</text:p>
          </table:table-cell>
          <table:table-cell table:formula="of:=SUM(PRODUCT([.I16];[.A16]);PRODUCT([.I17];[.A17]))" office:value-type="currency" office:currency="EUR" office:value="1800" calcext:value-type="currency">
            <text:p>1.800,00 €</text:p>
          </table:table-cell>
          <table:table-cell table:formula="of:=SUM(PRODUCT([.J16];[.A16]);PRODUCT([.J17];[.A17]))" office:value-type="currency" office:currency="EUR" office:value="720" calcext:value-type="currency">
            <text:p>720,00 €</text:p>
          </table:table-cell>
          <table:table-cell table:formula="of:=SUM(PRODUCT([.K16];[.A16]);PRODUCT([.K17];[.A17]))" office:value-type="currency" office:currency="EUR" office:value="240" calcext:value-type="currency">
            <text:p>240,00 €</text:p>
          </table:table-cell>
          <table:table-cell table:formula="of:=SUM(PRODUCT([.L16];[.A16]);PRODUCT([.L17];[.A17]))" office:value-type="currency" office:currency="EUR" office:value="480" calcext:value-type="currency">
            <text:p>480,00 €</text:p>
          </table:table-cell>
          <table:table-cell table:formula="of:=SUM(PRODUCT([.M16];[.A16]);PRODUCT([.M17];[.A17]))" office:value-type="currency" office:currency="EUR" office:value="1560" calcext:value-type="currency">
            <text:p>1.560,00 €</text:p>
          </table:table-cell>
          <table:table-cell table:formula="of:=SUM([.B4:.M4])" office:value-type="currency" office:currency="EUR" office:value="16440" calcext:value-type="currency">
            <text:p>16.440,00 €</text:p>
          </table:table-cell>
        </table:table-row>
        <table:table-row table:style-name="ro2">
          <table:table-cell table:style-name="ce4" office:value-type="string" calcext:value-type="string">
            <text:p>TOTAL ENTRADAS</text:p>
          </table:table-cell>
          <table:table-cell table:style-name="ce8" table:formula="of:=SUM([.B2:.B4])" office:value-type="currency" office:currency="EUR" office:value="3000" calcext:value-type="currency">
            <text:p>3.000,00 €</text:p>
          </table:table-cell>
          <table:table-cell table:style-name="ce8" table:formula="of:=SUM([.C2:.C4])" office:value-type="currency" office:currency="EUR" office:value="480" calcext:value-type="currency">
            <text:p>480,00 €</text:p>
          </table:table-cell>
          <table:table-cell table:style-name="ce8" table:formula="of:=SUM([.D2:.D4])" office:value-type="currency" office:currency="EUR" office:value="1200" calcext:value-type="currency">
            <text:p>1.200,00 €</text:p>
          </table:table-cell>
          <table:table-cell table:style-name="ce8" table:formula="of:=SUM([.E2:.E4])" office:value-type="currency" office:currency="EUR" office:value="2280" calcext:value-type="currency">
            <text:p>2.280,00 €</text:p>
          </table:table-cell>
          <table:table-cell table:style-name="ce8" table:formula="of:=SUM([.F2:.F4])" office:value-type="currency" office:currency="EUR" office:value="1800" calcext:value-type="currency">
            <text:p>1.800,00 €</text:p>
          </table:table-cell>
          <table:table-cell table:style-name="ce8" table:formula="of:=SUM([.G2:.G4])" office:value-type="currency" office:currency="EUR" office:value="3600" calcext:value-type="currency">
            <text:p>3.600,00 €</text:p>
          </table:table-cell>
          <table:table-cell table:style-name="ce8" table:formula="of:=SUM([.H2:.H4])" office:value-type="currency" office:currency="EUR" office:value="2280" calcext:value-type="currency">
            <text:p>2.280,00 €</text:p>
          </table:table-cell>
          <table:table-cell table:style-name="ce8" table:formula="of:=SUM([.I2:.I4])" office:value-type="currency" office:currency="EUR" office:value="1800" calcext:value-type="currency">
            <text:p>1.800,00 €</text:p>
          </table:table-cell>
          <table:table-cell table:style-name="ce8" table:formula="of:=SUM([.J2:.J4])" office:value-type="currency" office:currency="EUR" office:value="720" calcext:value-type="currency">
            <text:p>720,00 €</text:p>
          </table:table-cell>
          <table:table-cell table:style-name="ce8" table:formula="of:=SUM([.K2:.K4])" office:value-type="currency" office:currency="EUR" office:value="240" calcext:value-type="currency">
            <text:p>240,00 €</text:p>
          </table:table-cell>
          <table:table-cell table:style-name="ce8" table:formula="of:=SUM([.L2:.L4])" office:value-type="currency" office:currency="EUR" office:value="480" calcext:value-type="currency">
            <text:p>480,00 €</text:p>
          </table:table-cell>
          <table:table-cell table:style-name="ce8" table:formula="of:=SUM([.M2:.M4])" office:value-type="currency" office:currency="EUR" office:value="1560" calcext:value-type="currency">
            <text:p>1.560,00 €</text:p>
          </table:table-cell>
          <table:table-cell table:style-name="ce8" table:formula="of:=SUM([.N2:.N4])" office:value-type="currency" office:currency="EUR" office:value="19440" calcext:value-type="currency">
            <text:p>19.440,00 €</text:p>
          </table:table-cell>
        </table:table-row>
        <table:table-row table:style-name="ro1">
          <table:table-cell table:style-name="ce1" office:value-type="string" calcext:value-type="string">
            <text:p>Salidas</text:p>
          </table:table-cell>
          <table:table-cell table:style-name="ce9" table:number-columns-repeated="13"/>
        </table:table-row>
        <table:table-row table:style-name="ro2">
          <table:table-cell office:value-type="string" calcext:value-type="string">
            <text:p>Intereses del préstamo</text:p>
          </table:table-cell>
          <table:table-cell table:number-columns-repeated="12" table:style-name="ce10" office:value-type="currency" office:currency="EUR" office:value="0" calcext:value-type="currency">
            <text:p>0,00 €</text:p>
          </table:table-cell>
          <table:table-cell table:formula="of:=SUM([.B7:.M7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Alquiler</text:p>
          </table:table-cell>
          <table:table-cell table:number-columns-repeated="12" office:value-type="currency" office:currency="EUR" office:value="176" calcext:value-type="currency">
            <text:p>176,00 €</text:p>
          </table:table-cell>
          <table:table-cell table:formula="of:=SUM([.B8:.M8])" office:value-type="currency" office:currency="EUR" office:value="2112" calcext:value-type="currency">
            <text:p>2.112,00 €</text:p>
          </table:table-cell>
        </table:table-row>
        <table:table-row table:style-name="ro2">
          <table:table-cell office:value-type="string" calcext:value-type="string">
            <text:p>Compra de ordenadores</text:p>
          </table:table-cell>
          <table:table-cell office:value-type="currency" office:currency="EUR" office:value="549" calcext:value-type="currency">
            <text:p>549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9:.M9])" office:value-type="currency" office:currency="EUR" office:value="549" calcext:value-type="currency">
            <text:p>549,00 €</text:p>
          </table:table-cell>
        </table:table-row>
        <table:table-row table:style-name="ro1">
          <table:table-cell office:value-type="string" calcext:value-type="string">
            <text:p>Publicidad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office:value-type="currency" office:currency="EUR" office:value="250" calcext:value-type="currency">
            <text:p>250,00 €</text:p>
          </table:table-cell>
          <table:table-cell table:number-columns-repeated="4" office:value-type="currency" office:currency="EUR" office:value="0" calcext:value-type="currency">
            <text:p>0,00 €</text:p>
          </table:table-cell>
          <table:table-cell office:value-type="currency" office:currency="EUR" office:value="250" calcext:value-type="currency">
            <text:p>250,00 €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formula="of:=SUM([.B10:.M10])" office:value-type="currency" office:currency="EUR" office:value="500" calcext:value-type="currency">
            <text:p>500,00 €</text:p>
          </table:table-cell>
        </table:table-row>
        <table:table-row table:style-name="ro1">
          <table:table-cell office:value-type="string" calcext:value-type="string">
            <text:p>Salarios</text:p>
          </table:table-cell>
          <table:table-cell table:number-columns-repeated="12" office:value-type="currency" office:currency="EUR" office:value="900" calcext:value-type="currency">
            <text:p>900,00 €</text:p>
          </table:table-cell>
          <table:table-cell table:formula="of:=SUM([.B11:.M11])" office:value-type="currency" office:currency="EUR" office:value="10800" calcext:value-type="currency">
            <text:p>10.800,00 €</text:p>
          </table:table-cell>
        </table:table-row>
        <table:table-row table:style-name="ro1">
          <table:table-cell office:value-type="string" calcext:value-type="string">
            <text:p>Seg.Social</text:p>
          </table:table-cell>
          <table:table-cell table:number-columns-repeated="12" office:value-type="currency" office:currency="EUR" office:value="253" calcext:value-type="currency">
            <text:p>253,00 €</text:p>
          </table:table-cell>
          <table:table-cell table:formula="of:=SUM([.B12:.M12])" office:value-type="currency" office:currency="EUR" office:value="3036" calcext:value-type="currency">
            <text:p>3.036,00 €</text:p>
          </table:table-cell>
        </table:table-row>
        <table:table-row table:style-name="ro2">
          <table:table-cell table:style-name="ce6" office:value-type="string" calcext:value-type="string">
            <text:p>TOTAL SALIDAS</text:p>
          </table:table-cell>
          <table:table-cell table:style-name="ce11" table:formula="of:=SUM([.B7:.B12])" office:value-type="currency" office:currency="EUR" office:value="1878" calcext:value-type="currency">
            <text:p>1.878,00 €</text:p>
          </table:table-cell>
          <table:table-cell table:style-name="ce11" table:formula="of:=SUM([.C7:.C12])" office:value-type="currency" office:currency="EUR" office:value="1329" calcext:value-type="currency">
            <text:p>1.329,00 €</text:p>
          </table:table-cell>
          <table:table-cell table:style-name="ce11" table:formula="of:=SUM([.D7:.D12])" office:value-type="currency" office:currency="EUR" office:value="1329" calcext:value-type="currency">
            <text:p>1.329,00 €</text:p>
          </table:table-cell>
          <table:table-cell table:style-name="ce11" table:formula="of:=SUM([.E7:.E12])" office:value-type="currency" office:currency="EUR" office:value="1579" calcext:value-type="currency">
            <text:p>1.579,00 €</text:p>
          </table:table-cell>
          <table:table-cell table:style-name="ce11" table:formula="of:=SUM([.F7:.F12])" office:value-type="currency" office:currency="EUR" office:value="1329" calcext:value-type="currency">
            <text:p>1.329,00 €</text:p>
          </table:table-cell>
          <table:table-cell table:style-name="ce11" table:formula="of:=SUM([.G7:.G12])" office:value-type="currency" office:currency="EUR" office:value="1329" calcext:value-type="currency">
            <text:p>1.329,00 €</text:p>
          </table:table-cell>
          <table:table-cell table:style-name="ce11" table:formula="of:=SUM([.H7:.H12])" office:value-type="currency" office:currency="EUR" office:value="1329" calcext:value-type="currency">
            <text:p>1.329,00 €</text:p>
          </table:table-cell>
          <table:table-cell table:style-name="ce11" table:formula="of:=SUM([.I7:.I12])" office:value-type="currency" office:currency="EUR" office:value="1329" calcext:value-type="currency">
            <text:p>1.329,00 €</text:p>
          </table:table-cell>
          <table:table-cell table:style-name="ce11" table:formula="of:=SUM([.J7:.J12])" office:value-type="currency" office:currency="EUR" office:value="1579" calcext:value-type="currency">
            <text:p>1.579,00 €</text:p>
          </table:table-cell>
          <table:table-cell table:style-name="ce11" table:formula="of:=SUM([.K7:.K12])" office:value-type="currency" office:currency="EUR" office:value="1329" calcext:value-type="currency">
            <text:p>1.329,00 €</text:p>
          </table:table-cell>
          <table:table-cell table:style-name="ce11" table:formula="of:=SUM([.L7:.L12])" office:value-type="currency" office:currency="EUR" office:value="1329" calcext:value-type="currency">
            <text:p>1.329,00 €</text:p>
          </table:table-cell>
          <table:table-cell table:style-name="ce11" table:formula="of:=SUM([.M7:.M12])" office:value-type="currency" office:currency="EUR" office:value="1329" calcext:value-type="currency">
            <text:p>1.329,00 €</text:p>
          </table:table-cell>
          <table:table-cell table:style-name="ce11" table:formula="of:=SUM([.N7:.N12])" office:value-type="currency" office:currency="EUR" office:value="16997" calcext:value-type="currency">
            <text:p>16.997,00 €</text:p>
          </table:table-cell>
        </table:table-row>
        <table:table-row table:style-name="ro3">
          <table:table-cell office:value-type="string" calcext:value-type="string">
            <text:p>Entradas menos salidas</text:p>
          </table:table-cell>
          <table:table-cell table:formula="of:=ORG.LIBREOFFICE.RAWSUBTRACT([.B5];[.B13])" office:value-type="currency" office:currency="EUR" office:value="1122" calcext:value-type="currency">
            <text:p>1.122,00 €</text:p>
          </table:table-cell>
          <table:table-cell table:formula="of:=ORG.LIBREOFFICE.RAWSUBTRACT([.C5];[.C13])" office:value-type="currency" office:currency="EUR" office:value="-849" calcext:value-type="currency">
            <text:p>-849,00 €</text:p>
          </table:table-cell>
          <table:table-cell table:formula="of:=ORG.LIBREOFFICE.RAWSUBTRACT([.D5];[.D13])" office:value-type="currency" office:currency="EUR" office:value="-129" calcext:value-type="currency">
            <text:p>-129,00 €</text:p>
          </table:table-cell>
          <table:table-cell table:formula="of:=ORG.LIBREOFFICE.RAWSUBTRACT([.E5];[.E13])" office:value-type="currency" office:currency="EUR" office:value="701" calcext:value-type="currency">
            <text:p>701,00 €</text:p>
          </table:table-cell>
          <table:table-cell table:formula="of:=ORG.LIBREOFFICE.RAWSUBTRACT([.F5];[.F13])" office:value-type="currency" office:currency="EUR" office:value="471" calcext:value-type="currency">
            <text:p>471,00 €</text:p>
          </table:table-cell>
          <table:table-cell table:formula="of:=ORG.LIBREOFFICE.RAWSUBTRACT([.G5];[.G13])" office:value-type="currency" office:currency="EUR" office:value="2271" calcext:value-type="currency">
            <text:p>2.271,00 €</text:p>
          </table:table-cell>
          <table:table-cell table:formula="of:=ORG.LIBREOFFICE.RAWSUBTRACT([.H5];[.H13])" office:value-type="currency" office:currency="EUR" office:value="951" calcext:value-type="currency">
            <text:p>951,00 €</text:p>
          </table:table-cell>
          <table:table-cell table:formula="of:=ORG.LIBREOFFICE.RAWSUBTRACT([.I5];[.I13])" office:value-type="currency" office:currency="EUR" office:value="471" calcext:value-type="currency">
            <text:p>471,00 €</text:p>
          </table:table-cell>
          <table:table-cell table:formula="of:=ORG.LIBREOFFICE.RAWSUBTRACT([.J5];[.J13])" office:value-type="currency" office:currency="EUR" office:value="-859" calcext:value-type="currency">
            <text:p>-859,00 €</text:p>
          </table:table-cell>
          <table:table-cell table:formula="of:=ORG.LIBREOFFICE.RAWSUBTRACT([.K5];[.K13])" office:value-type="currency" office:currency="EUR" office:value="-1089" calcext:value-type="currency">
            <text:p>-1.089,00 €</text:p>
          </table:table-cell>
          <table:table-cell table:formula="of:=ORG.LIBREOFFICE.RAWSUBTRACT([.L5];[.L13])" office:value-type="currency" office:currency="EUR" office:value="-849" calcext:value-type="currency">
            <text:p>-849,00 €</text:p>
          </table:table-cell>
          <table:table-cell table:formula="of:=ORG.LIBREOFFICE.RAWSUBTRACT([.M5];[.M13])" office:value-type="currency" office:currency="EUR" office:value="231" calcext:value-type="currency">
            <text:p>231,00 €</text:p>
          </table:table-cell>
          <table:table-cell table:formula="of:=ORG.LIBREOFFICE.RAWSUBTRACT([.N5];[.N13])" office:value-type="currency" office:currency="EUR" office:value="2443" calcext:value-type="currency">
            <text:p>2.443,00 €</text:p>
          </table:table-cell>
        </table:table-row>
        <table:table-row table:style-name="ro2">
          <table:table-cell office:value-type="string" calcext:value-type="string">
            <text:p>Saldo en el banco c.c.</text:p>
          </table:table-cell>
          <table:table-cell table:formula="of:=[.B14]" office:value-type="currency" office:currency="EUR" office:value="1122" calcext:value-type="currency">
            <text:p>1.122,00 €</text:p>
          </table:table-cell>
          <table:table-cell table:formula="of:=ORG.LIBREOFFICE.RAWSUBTRACT([.B15]+[.C5];[.C13])" office:value-type="currency" office:currency="EUR" office:value="273" calcext:value-type="currency">
            <text:p>273,00 €</text:p>
          </table:table-cell>
          <table:table-cell table:formula="of:=ORG.LIBREOFFICE.RAWSUBTRACT([.C15]+[.D5];[.D13])" office:value-type="currency" office:currency="EUR" office:value="144" calcext:value-type="currency">
            <text:p>144,00 €</text:p>
          </table:table-cell>
          <table:table-cell table:formula="of:=ORG.LIBREOFFICE.RAWSUBTRACT([.D15]+[.E5];[.E13])" office:value-type="currency" office:currency="EUR" office:value="845" calcext:value-type="currency">
            <text:p>845,00 €</text:p>
          </table:table-cell>
          <table:table-cell table:formula="of:=ORG.LIBREOFFICE.RAWSUBTRACT([.E15]+[.F5];[.F13])" office:value-type="currency" office:currency="EUR" office:value="1316" calcext:value-type="currency">
            <text:p>1.316,00 €</text:p>
          </table:table-cell>
          <table:table-cell table:formula="of:=ORG.LIBREOFFICE.RAWSUBTRACT([.F15]+[.G5];[.G13])" office:value-type="currency" office:currency="EUR" office:value="3587" calcext:value-type="currency">
            <text:p>3.587,00 €</text:p>
          </table:table-cell>
          <table:table-cell table:formula="of:=ORG.LIBREOFFICE.RAWSUBTRACT([.G15]+[.H5];[.H13])" office:value-type="currency" office:currency="EUR" office:value="4538" calcext:value-type="currency">
            <text:p>4.538,00 €</text:p>
          </table:table-cell>
          <table:table-cell table:formula="of:=ORG.LIBREOFFICE.RAWSUBTRACT([.H15]+[.I5];[.I13])" office:value-type="currency" office:currency="EUR" office:value="5009" calcext:value-type="currency">
            <text:p>5.009,00 €</text:p>
          </table:table-cell>
          <table:table-cell table:formula="of:=ORG.LIBREOFFICE.RAWSUBTRACT([.I15]+[.J5];[.J13])" office:value-type="currency" office:currency="EUR" office:value="4150" calcext:value-type="currency">
            <text:p>4.150,00 €</text:p>
          </table:table-cell>
          <table:table-cell table:formula="of:=ORG.LIBREOFFICE.RAWSUBTRACT([.J15]+[.K5];[.K13])" office:value-type="currency" office:currency="EUR" office:value="3061" calcext:value-type="currency">
            <text:p>3.061,00 €</text:p>
          </table:table-cell>
          <table:table-cell table:formula="of:=ORG.LIBREOFFICE.RAWSUBTRACT([.K15]+[.L5];[.L13])" office:value-type="currency" office:currency="EUR" office:value="2212" calcext:value-type="currency">
            <text:p>2.212,00 €</text:p>
          </table:table-cell>
          <table:table-cell table:formula="of:=ORG.LIBREOFFICE.RAWSUBTRACT([.L15]+[.M5];[.M13])" office:value-type="currency" office:currency="EUR" office:value="2443" calcext:value-type="currency">
            <text:p>2.443,00 €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29:25.521000000</meta:creation-date>
    <dc:date>2024-01-29T18:57:26.164000000</dc:date>
    <meta:editing-duration>PT1H54M10S</meta:editing-duration>
    <meta:editing-cycles>3</meta:editing-cycles>
    <meta:generator>LibreOffice/7.4.5.1$Windows_X86_64 LibreOffice_project/9c0871452b3918c1019dde9bfac75448afc4b57f</meta:generator>
    <meta:document-statistic meta:table-count="1" meta:cell-count="222" meta:object-count="0"/>
  </office:meta>
</office:document-meta>
</file>